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377cm" fo:min-width="0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 style:list-style-name="L1">
      <style:graphic-properties draw:fill="solid" draw:fill-color="#ffffff" draw:textarea-horizontal-align="left" draw:textarea-vertical-align="top" draw:auto-grow-height="false" fo:min-height="9.25cm" fo:min-width="13cm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fill="solid" draw:fill-color="#ffffff" draw:textarea-horizontal-align="left" draw:textarea-vertical-align="top" draw:auto-grow-height="false" fo:min-height="0.75cm" fo:min-width="13cm" style:writing-mode="lr-tb" loext:decorative="false"/>
      <style:paragraph-properties style:writing-mode="lr-tb"/>
    </style:style>
    <style:style style:name="gr5" style:family="graphic" style:parent-style-name="standard">
      <style:graphic-properties draw:fill="solid" draw:fill-color="#ffffff" draw:textarea-horizontal-align="left" draw:textarea-vertical-align="top" draw:auto-grow-height="false" fo:min-height="9.25cm" fo:min-width="13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fill="solid" draw:fill-color="#ffffff" draw:textarea-horizontal-align="left" draw:textarea-vertical-align="top" draw:auto-grow-height="false" fo:min-height="9.25cm" fo:min-width="4.5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fill="solid" draw:fill-color="#ffffff" draw:textarea-horizontal-align="left" draw:textarea-vertical-align="top" draw:auto-grow-height="false" fo:min-height="0.75cm" fo:min-width="4cm" style:writing-mode="lr-tb" loext:decorative="false"/>
      <style:paragraph-properties style:writing-mode="lr-tb"/>
    </style:style>
    <style:style style:name="pr1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r2" style:family="presentation" style:parent-style-name="Standard-title">
      <style:graphic-properties fo:min-height="2.629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/>
      <style:paragraph-properties fo:margin-left="0cm" fo:margin-right="0cm" fo:margin-top="0.2cm" fo:margin-bottom="0.2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.2cm" fo:margin-bottom="0.2cm" fo:line-height="100%" fo:text-align="start" fo:text-indent="0cm"/>
    </style:style>
    <style:style style:name="P8" style:family="paragraph">
      <loext:graphic-properties draw:fill="solid" draw:fill-color="#ffffff"/>
      <style:paragraph-properties fo:text-align="center" style:writing-mode="lr-tb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2" draw:layer="layout" svg:width="14.402cm" svg:height="11.627cm" svg:x="4.598cm" svg:y="3cm">
          <draw:text-box>
            <text:p><text:span text:style-name="T1">Verzeichnis</text:span></text:p>
            <text:p/>
            <text:p/>
            <text:p>kräuter/</text:p>
            <text:p><text:tab/>heil/</text:p>
            <text:p><text:tab/><text:tab/>heil1.md</text:p>
            <text:p text:style-name="P1"><text:span text:style-name="T2"><text:tab/></text:span><text:span text:style-name="T2"><text:tab/></text:span>heil2.md</text:p>
            <text:p><text:tab/>gift/</text:p>
            <text:p><text:tab/><text:tab/>gift1.md</text:p>
            <text:p>region/</text:p>
            <text:p><text:tab/>land/</text:p>
            <text:p><text:tab/><text:tab/>bruchtal.md</text:p>
            <text:p><text:tab/><text:tab/>shire.md</text:p>
            <text:p><text:tab/><text:tab/>stadt/</text:p>
            <text:p><text:tab/><text:tab/><text:tab/>konstantia.md</text:p>
            <text:p><text:tab/><text:tab/><text:tab/>minasthirid.md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2" draw:layer="layout" svg:width="25.199cm" svg:height="2.629cm" svg:x="1.4cm" svg:y="0.628cm" presentation:class="title" presentation:user-transformed="true">
          <draw:text-box>
            <text:p>Index</text:p>
          </draw:text-box>
        </draw:frame>
        <draw:custom-shape draw:style-name="gr3" draw:text-style-name="P5" draw:layer="layout" svg:width="13.5cm" svg:height="9.5cm" svg:x="9cm" svg:y="4.5cm">
          <text:p text:style-name="P4"><text:span text:style-name="T2">kräuter/heil/</text:span><text:span text:style-name="T2"><text:tab/></text:span><text:span text:style-name="T2"><text:tab/></text:span><text:span text:style-name="T2"><text:tab/></text:span><text:span text:style-name="T2">heil1.md</text:span></text:p>
          <text:p text:style-name="P4"><text:span text:style-name="T2">kräuter/heil/</text:span><text:span text:style-name="T2"><text:tab/></text:span><text:span text:style-name="T2"><text:tab/></text:span><text:span text:style-name="T2"><text:tab/></text:span><text:span text:style-name="T2">heil2.md</text:span></text:p>
          <text:p text:style-name="P4"><text:span text:style-name="T2">kräuter/gift/</text:span><text:span text:style-name="T2"><text:tab/></text:span><text:span text:style-name="T2"><text:tab/></text:span><text:span text:style-name="T2"><text:tab/></text:span><text:span text:style-name="T2">gift1.md</text:span></text:p>
          <text:p text:style-name="P4"><text:span text:style-name="T2">region/land/</text:span><text:span text:style-name="T2"><text:tab/></text:span><text:span text:style-name="T2"><text:tab/></text:span><text:span text:style-name="T2"><text:tab/></text:span><text:span text:style-name="T2">bruchtal.md</text:span></text:p>
          <text:p text:style-name="P4"><text:span text:style-name="T2">region/land/</text:span><text:span text:style-name="T2"><text:tab/></text:span><text:span text:style-name="T2"><text:tab/></text:span><text:span text:style-name="T2"><text:tab/></text:span><text:span text:style-name="T2">shire.md</text:span></text:p>
          <text:p text:style-name="P4"><text:span text:style-name="T2">region/land/stadt/</text:span><text:span text:style-name="T2"><text:tab/></text:span><text:span text:style-name="T2"><text:tab/></text:span><text:span text:style-name="T2">konstantia.md</text:span></text:p>
          <text:p text:style-name="P4"><text:span text:style-name="T2">region/land/stadt/</text:span><text:span text:style-name="T2"><text:tab/></text:span><text:span text:style-name="T2"><text:tab/></text:span><text:span text:style-name="T2">minasthirid.md</text:span></text:p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3.5cm" svg:height="1cm" svg:x="9cm" svg:y="3cm">
          <text:p text:style-name="P6"><text:span text:style-name="T2">suche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2" draw:layer="layout" svg:width="25.199cm" svg:height="2.629cm" svg:x="1.4cm" svg:y="0.628cm" presentation:class="title" presentation:user-transformed="true">
          <draw:text-box>
            <text:p>Heil 1</text:p>
          </draw:text-box>
        </draw:frame>
        <draw:custom-shape draw:style-name="gr5" draw:text-style-name="P8" draw:layer="layout" svg:width="13.5cm" svg:height="9.5cm" svg:x="9cm" svg:y="4.5cm">
          <text:p text:style-name="P7"><text:span text:style-name="T3">Heil 1</text:span></text:p>
          <text:p text:style-name="P7"><text:span text:style-name="T3">Tags: kräuter heilung fundort</text:span></text:p>
          <text:p text:style-name="P7"><text:span text:style-name="T2"/></text:p>
          <text:p text:style-name="P7"><text:span text:style-name="T2">Kraut heilt wunden 1w20 auf heilung. Punkte können addiert werden.</text:span></text:p>
          <text:p text:style-name="P7"><text:span text:style-name="T2"/></text:p>
          <text:p text:style-name="P7"><text:span text:style-name="T2">Heil1 kann in den </text:span><text:span text:style-name="T4">Wäldern um Konstanzia</text:span><text:span text:style-name="T2"> gefunden werden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5cm" svg:height="9.5cm" draw:transform="skewX (-0.000698131700797732) translate (3.493cm 4.5cm)">
          <text:p text:style-name="P4"><text:span text:style-name="T2">Erwähnte Artikel:</text:span></text:p>
          <text:p text:style-name="P4"><text:span text:style-name="T2"><text:tab/></text:span></text:p>
          <text:p text:style-name="P6"><text:span text:style-name="T4">Wäldern um Konstanz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4.5cm" svg:height="1cm" svg:x="23cm" svg:y="4.5cm">
          <text:p text:style-name="P6"><text:span text:style-name="T2">suche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Adwaita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3T22:08:07.689554208</meta:creation-date>
    <dc:date>2026-03-24T18:11:22.699869462</dc:date>
    <meta:editing-duration>PT13M38S</meta:editing-duration>
    <meta:editing-cycles>3</meta:editing-cycles>
    <meta:generator>LibreOffice/25.8.5.2$Linux_X86_64 LibreOffice_project/580$Build-2</meta:generator>
    <meta:document-statistic meta:object-count="35"/>
  </office:meta>
</office:document-meta>
</file>